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0000003496D14346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View Customers screen which can be found on the Tool Bar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662cm" svg:height="16.994cm" svg:x="2.238cm" svg:y="1.006cm">
          <draw:image xlink:href="Pictures/1000020100000460000003496D1434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29:58.140000000</dc:date>
    <meta:editing-duration>PT38M22S</meta:editing-duration>
    <meta:editing-cycles>20</meta:editing-cycles>
    <meta:generator>LibreOffice/4.3.2.2$Windows_x86 LibreOffice_project/edfb5295ba211bd31ad47d0bad0118690f76407d</meta:generator>
    <meta:document-statistic meta:object-count="2"/>
  </office:meta>
</office:document-meta>
</file>